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system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text-properties fo:font-size="13pt" style:font-size-asian="13pt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fo:font-size="13pt" style:font-size-asian="13pt"/>
    </style:style>
    <style:style style:name="P4" style:family="paragraph" style:parent-style-name="Standard">
      <style:paragraph-properties>
        <style:tab-stops>
          <style:tab-stop style:position="1cm"/>
          <style:tab-stop style:position="14.455cm"/>
        </style:tab-stops>
      </style:paragraph-properties>
      <style:text-properties fo:font-size="13pt" style:font-size-asian="13pt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6" style:family="paragraph" style:parent-style-name="Standard">
      <style:paragraph-properties fo:margin-left="0.474cm" fo:margin-right="0cm" fo:text-indent="0.025cm" style:auto-text-indent="false">
        <style:tab-stops>
          <style:tab-stop style:position="0.183cm"/>
          <style:tab-stop style:position="0.212cm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size="13pt" style:font-size-asian="13pt"/>
    </style:style>
    <style:style style:name="P10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e9227" officeooo:paragraph-rsid="001e9227"/>
    </style:style>
    <style:style style:name="P11" style:family="paragraph" style:parent-style-name="Standard" style:master-page-name="MP0">
      <style:paragraph-properties style:page-number="auto" fo:break-before="page"/>
      <style:text-properties fo:font-size="13pt" style:font-size-asian="13pt"/>
    </style:style>
    <style:style style:name="P12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/>
    </style:style>
    <style:style style:name="P13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c50da" officeooo:paragraph-rsid="001c50da"/>
    </style:style>
    <style:style style:name="P14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decf0" officeooo:paragraph-rsid="001decf0"/>
    </style:style>
    <style:style style:name="P15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e9227" officeooo:paragraph-rsid="001e9227"/>
    </style:style>
    <style:style style:name="P16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7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paragraph-rsid="0024ca41"/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font-size="13pt" fo:font-weight="bold" officeooo:rsid="001c50da" style:font-size-asian="13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fac18"/>
    </style:style>
    <style:style style:name="T5" style:family="text">
      <style:text-properties officeooo:rsid="00208a18"/>
    </style:style>
    <style:style style:name="T6" style:family="text">
      <style:text-properties officeooo:rsid="00208cb0"/>
    </style:style>
    <style:style style:name="T7" style:family="text">
      <style:text-properties officeooo:rsid="0027568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CONSULTAS JARDINERÍA</text:p>
      <text:p text:style-name="P2"/>
      <text:p text:style-name="P2"/>
      <text:p text:style-name="Standard"><text:span text:style-name="Fuente_20_de_20_párrafo_20_predeter."><text:span text:style-name="T1">Consultas </text:span></text:span><text:span text:style-name="Fuente_20_de_20_párrafo_20_predeter."><text:span text:style-name="T2">de una sola tabla</text:span></text:span></text:p>
      <text:p text:style-name="P6"/>
      <text:list xml:id="list6419375042638771007" text:style-name="L1">
        <text:list-item>
          <text:p text:style-name="P12">Pedidos del 2009</text:p>
        </text:list-item>
        <text:list-item>
          <text:p text:style-name="P12">Pedidos del 2009 o del 2006</text:p>
        </text:list-item>
        <text:list-item>
          <text:p text:style-name="P13">Clientes que no sean de España cuyo nombre empiece o acabe por “a”</text:p>
        </text:list-item>
        <text:list-item>
          <text:p text:style-name="P13">Productos con un precio menor que 3€ o mayor de 50€ de las gamas “Aromáticas” o “Herramientas”</text:p>
        </text:list-item>
        <text:list-item>
          <text:p text:style-name="P13">Nombre y Apellido1 de los Empleados en una sola columna, en otra los años que llevan en la empresa siempre que sean empleados que tengan jefe.</text:p>
        </text:list-item>
        <text:list-item>
          <text:p text:style-name="P13">Oficinas situadas en Londres, Madrid o Barcelona</text:p>
        </text:list-item>
        <text:list-item>
          <text:p text:style-name="P14">Oficinas situadas en países cuyo nombre contenga alguna “b” o alguna “s”</text:p>
        </text:list-item>
        <text:list-item>
          <text:p text:style-name="P14">Oficinas situadas en países cuyo nombre contenga alguna “a” <text:s/>y alguna “s”</text:p>
        </text:list-item>
        <text:list-item>
          <text:p text:style-name="P15">Pedidos de febrero de 2007</text:p>
        </text:list-item>
      </text:list>
      <text:p text:style-name="P10"/>
      <text:p text:style-name="P10"/>
      <text:p text:style-name="P10"><text:tab/><text:span text:style-name="Fuente_20_de_20_párrafo_20_predeter."><text:span text:style-name="T2">Consultas Multitabla</text:span></text:span></text:p>
      <text:p text:style-name="P10"><text:span text:style-name="Fuente_20_de_20_párrafo_20_predeter."><text:span text:style-name="T2"/></text:span></text:p>
      <text:list xml:id="list112243253539818" text:continue-numbering="true" text:style-name="L1">
        <text:list-item>
          <text:p text:style-name="P12">Pedidos del 2009 o del 2006 del cliente de nombre “Tendo Garden”</text:p>
        </text:list-item>
        <text:list-item>
          <text:p text:style-name="P12">Pedidos de entre junio de 2006 y mayo de 2008 hechos por clientes de España.</text:p>
        </text:list-item>
        <text:list-item>
          <text:p text:style-name="P12">Oficinas de “EEUU” a las que <text:span text:style-name="T4">tengan clientes </text:span>de “San Francisco”.(sin repetirse)</text:p>
        </text:list-item>
        <text:list-item>
          <text:p text:style-name="P12">Oficinas que no sean de EEUU ubicadas en una ciudad que empiece por A o acabe por A</text:p>
        </text:list-item>
        <text:list-item>
          <text:p text:style-name="P12">Nombre de los productos para los que se haya pedido en algún pedido una cantidad entre 20 y 30.</text:p>
        </text:list-item>
        <text:list-item>
          <text:p text:style-name="P12">Precio de cada línea de detalle pedido señalando, precio unitario, cantidad, código de pedido y nombre del producto.</text:p>
        </text:list-item>
        <text:list-item>
          <text:p text:style-name="P12">Pedidos que tengan algún producto de la gama “<text:span text:style-name="T5">Aromáticas</text:span>”</text:p>
        </text:list-item>
        <text:list-item>
          <text:p text:style-name="P12">Empleados que tienen algún cliente de “EEUU” que haya hecho algún pedido en el 200<text:span text:style-name="T6">9.</text:span></text:p>
        </text:list-item>
        <text:list-item>
          <text:p text:style-name="P12">Nombre y apellidos de cada empleado en una misma columna y lo mismo para su jefe.</text:p>
        </text:list-item>
        <text:list-item>
          <text:p text:style-name="P12">Empleados (nombre completo) que trabajen en la oficina 'SYD-AU' o que tengan <text:s/>el cargo de “Representante Ventas” cuyo jefe se llame “Amy”</text:p>
        </text:list-item>
        <text:list-item>
          <text:p text:style-name="P12">Oficinas de España que no empiecen por B que tengan clientes en la misma ciudad o en distinto país</text:p>
        </text:list-item>
        <text:list-item>
          <text:p text:style-name="P12">Clientes que hayan realizado algún pedido en 2007o algún pago en 2008</text:p>
        </text:list-item>
      </text:list>
      <text:p text:style-name="P7"/>
      <text:p text:style-name="P3"/>
      <text:p text:style-name="P3"/>
      <text:p text:style-name="P8"><text:span text:style-name="Fuente_20_de_20_párrafo_20_predeter."><text:span text:style-name="T1">Funciones de agregado</text:span></text:span></text:p>
      <text:p text:style-name="P8"><text:span text:style-name="Fuente_20_de_20_párrafo_20_predeter."><text:span text:style-name="T1">Max, Min, Count, Sum, Avg</text:span></text:span></text:p>
      <text:p text:style-name="P4"/>
      <text:p text:style-name="P9"/>
      <text:list xml:id="list112244422409921" text:continue-numbering="true" text:style-name="L1">
        <text:list-item>
          <text:p text:style-name="P16">Número de pedidos y numero de pedidos entregados</text:p>
        </text:list-item>
        <text:list-item>
          <text:p text:style-name="P16">Precio máximo, mínimo y medio de los productos para los que se haya realizado algún pedido en 2008</text:p>
        </text:list-item>
        <text:list-item>
          <text:p text:style-name="P16">Fecha del primer y el último pedido.</text:p>
        </text:list-item>
        <text:list-item>
          <text:p text:style-name="P16">Número de pedidos realizados en 2006 y fecha del primer pedido en ese año.</text:p>
          <text:p text:style-name="P16"/>
        </text:list-item>
        <text:list-item>
          <text:p text:style-name="P16"><text:soft-page-break/>Importe total de los pagos realizados por el cliente de nombre “Tendo Garden”.</text:p>
        </text:list-item>
        <text:list-item>
          <text:p text:style-name="P16">Precio del producto más caro, del más barato y media del precio de los productos</text:p>
        </text:list-item>
        <text:list-item>
          <text:p text:style-name="P16">Importe total del pedido de código 15</text:p>
        </text:list-item>
        <text:list-item>
          <text:p text:style-name="P16">Número total de empleados</text:p>
        </text:list-item>
        <text:list-item>
          <text:p text:style-name="P16">Número total de empleados que tengan jefe</text:p>
        </text:list-item>
        <text:list-item>
          <text:p text:style-name="P16">Número de pedidos del 2007.</text:p>
        </text:list-item>
        <text:list-item>
          <text:p text:style-name="P17">Número de pedidos que han hecho los clientes de España o Spain</text:p>
        </text:list-item>
      </text:list>
      <text:p text:style-name="P8"/>
      <text:p text:style-name="P8"><text:span text:style-name="Fuente_20_de_20_párrafo_20_predeter."><text:span text:style-name="T3">GROUP BY</text:span></text:span></text:p>
      <text:p text:style-name="P8"/>
      <text:list xml:id="list112245154025411" text:continue-numbering="true" text:style-name="L1">
        <text:list-item>
          <text:p text:style-name="P16">Número de pedidos que ha hecho cada cliente (sólo CódigoCliente)</text:p>
        </text:list-item>
        <text:list-item>
          <text:p text:style-name="P16">Número de pedidos que ha hecho cada cliente viendo el nombre y la dirección del cliente</text:p>
        </text:list-item>
        <text:list-item>
          <text:p text:style-name="P16">Por cada <text:span text:style-name="T7">gama</text:span>, precio máximo, mínimo y medio de sus productos</text:p>
        </text:list-item>
        <text:list-item>
          <text:p text:style-name="P16">Fecha del primer pedido de cada cliente</text:p>
        </text:list-item>
        <text:list-item>
          <text:p text:style-name="P16">Importe total de cada pedido</text:p>
        </text:list-item>
        <text:list-item>
          <text:p text:style-name="P16">Nombre completo del empleado y número de clientes que tiene a su cargo</text:p>
        </text:list-item>
        <text:list-item>
          <text:p text:style-name="P16">Nombre y dirección de cada oficina y número de empleados que tiene de las oficinas que no sean de España o Spain.</text:p>
        </text:list-item>
        <text:list-item>
          <text:p text:style-name="P16">Importe total de los pagos efectuados por cada cliente en cada año.</text:p>
        </text:list-item>
        <text:list-item>
          <text:p text:style-name="P16">Nombre del jefe y número de empleados que tiene a su cargo</text:p>
        </text:list-item>
      </text:list>
      <text:p text:style-name="P8"/>
      <text:p text:style-name="P8"><text:span text:style-name="Fuente_20_de_20_párrafo_20_predeter."><text:span text:style-name="T3">HAVING</text:span></text:span></text:p>
      <text:p text:style-name="P8"/>
      <text:list xml:id="list112243393463240" text:continue-numbering="true" text:style-name="L1">
        <text:list-item>
          <text:p text:style-name="P16">Número de pedidos que ha hecho cada cliente viendo el nombre y la dirección del cliente, de los clientes que han hecho más de 3 pedidos.</text:p>
        </text:list-item>
        <text:list-item>
          <text:p text:style-name="P16">Número de pedidos que ha hecho cada cliente viendo el nombre y la dirección del cliente, de los clientes que han hecho pedidos por un importe mayor que 1000€.</text:p>
        </text:list-item>
        <text:list-item>
          <text:p text:style-name="P16">Por cada categoría, precio máximo, mínimo y medio de sus productos. De las categorías con menos de 10 productos</text:p>
        </text:list-item>
        <text:list-item>
          <text:p text:style-name="P16">Fecha del primer pedido de cada cliente que haya hecho algún pedido en el 2008 o después</text:p>
        </text:list-item>
        <text:list-item>
          <text:p text:style-name="P16">Nombre completo del empleado y número de clientes que tiene a su cargo de los empleados que trabajen en oficinas de Madrid o Barcelona y tengan al menos tres clientes</text:p>
        </text:list-item>
        <text:list-item>
          <text:p text:style-name="P16">Nombre y dirección de cada oficina y número de empleados que tiene de las oficinas que no sean de España o Spain y tengan menos de 10 empleados</text:p>
        </text:list-item>
        <text:list-item>
          <text:p text:style-name="P16">Importe total de los pagos efectuados por cada cliente en cada año a partir del año 2007</text:p>
        </text:list-item>
      </text:list>
      <text:p text:style-name="P8"/>
      <text:p text:style-name="P8"/>
      <text:p text:style-name="P8"><text:span text:style-name="Fuente_20_de_20_párrafo_20_predeter."><text:span text:style-name="T3">SUBCONSULTAS</text:span></text:span></text:p>
      <text:p text:style-name="P8"/>
      <text:list xml:id="list112244372105758" text:continue-numbering="true" text:style-name="L1">
        <text:list-item>
          <text:p text:style-name="P16">Pedidos que se realizaron en la fecha en que se realizó algún pago</text:p>
        </text:list-item>
        <text:list-item>
          <text:p text:style-name="P16">Selecciona oficinas situadas en ciudades donde no está ubicado ningún cliente.</text:p>
        </text:list-item>
        <text:list-item>
          <text:p text:style-name="P16">Nombre y precio del producto más caro</text:p>
        </text:list-item>
        <text:list-item>
          <text:p text:style-name="P16">Precio de los productos que tienen un precio de venta mayor al del precio medio de cualquier gama</text:p>
        </text:list-item>
        <text:list-item>
          <text:p text:style-name="P16">Datos del empleado que tiene más clientes</text:p>
        </text:list-item>
        <text:list-item>
          <text:p text:style-name="P16">Datos de la Gama que tiene menos productos</text:p>
        </text:list-item>
        <text:list-item>
          <text:p text:style-name="P16">Datos del pedido más barato</text:p>
        </text:list-item>
        <text:list-item>
          <text:p text:style-name="P16">Año(s) en que se realizaron más pedidos</text:p>
        </text:list-item>
        <text:list-item>
          <text:p text:style-name="P16">Datos del empleado que tiene más subordinados</text:p>
        </text:list-item>
        <text:list-item>
          <text:p text:style-name="P16"><text:soft-page-break/>Datos de los productos que tienen un precio superior al de cualquier producto de la gama Herramientas.</text:p>
        </text:list-item>
        <text:list-item>
          <text:p text:style-name="P16">Productos que tengan un precio único (distinto a cualquier pedido)</text:p>
        </text:list-item>
      </text:list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system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01-14T18:24:00Z</meta:creation-date>
    <dc:date>2020-02-07T11:22:43.190762820</dc:date>
    <meta:editing-cycles>8</meta:editing-cycles>
    <meta:editing-duration>PT3H32M1S</meta:editing-duration>
    <meta:document-statistic meta:table-count="0" meta:image-count="0" meta:object-count="0" meta:page-count="3" meta:paragraph-count="67" meta:word-count="862" meta:character-count="4634" meta:non-whitespace-character-count="3895"/>
    <meta:template xlink:type="simple" xlink:actuate="onRequest" xlink:title="" xlink:href="../../../Descargas/Consultas%20(2).odt/Normal"/>
  </office:meta>
</office:document-meta>
</file>